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Excel_20_Built-in_20_Hyperlink" style:data-style-name="N0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24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7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21:39:18.783317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2-08T22:54:13.483699223</dc:date>
    <meta:generator>LibreOffice/6.4.6.2$Linux_X86_64 LibreOffice_project/40$Build-2</meta:generator>
    <meta:editing-duration>PT22H49M44S</meta:editing-duration>
    <meta:editing-cycles>13</meta:editing-cycles>
    <meta:document-statistic meta:table-count="1" meta:cell-count="13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